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7126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9945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428in"/>
    </style:style>
    <style:style style:name="co20" style:family="table-column">
      <style:table-column-properties fo:break-before="auto" style:column-width="1.4807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5307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1047in"/>
    </style:style>
    <style:style style:name="co27" style:family="table-column">
      <style:table-column-properties fo:break-before="auto" style:column-width="2.9917in"/>
    </style:style>
    <style:style style:name="co28" style:family="table-column">
      <style:table-column-properties fo:break-before="auto" style:column-width="1.6819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3311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70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1" style:family="table-cell" style:parent-style-name="Default">
      <style:table-cell-properties fo:border="0.0008in solid #000000" style:vertical-align="middle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font-name-asian="ＭＳ Ｐゴシック" style:font-name-complex="Tahoma2"/>
    </style:style>
    <style:style style:name="T6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7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8" style:family="text">
      <style:text-properties style:font-name-asian="ＭＳ Ｐゴシック" style:font-name-complex="Tahoma2"/>
    </style:style>
    <style:style style:name="T9" style:family="text">
      <style:text-properties fo:font-weight="bold" style:font-name-asian="ＭＳ Ｐゴシック" style:font-weight-asian="bold" style:font-name-complex="Tahoma2" style:font-weight-complex="bold"/>
    </style:style>
    <style:style style:name="T10" style:family="text">
      <style:text-properties style:font-name-asian="ＭＳ Ｐゴシック" style:font-weight-asian="normal" style:font-name-complex="Tahoma2" style:font-weight-complex="normal"/>
    </style:style>
    <style:style style:name="T11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4">
            <text:p>1.4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2-05-24">
            <text:p>24-May-2012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Social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f:=SUM([Bugs_v1_1_4.C4:Bugs_v1_1_7.C4])" office:value-type="float" office:value="15">
            <text:p>15</text:p>
          </table:table-cell>
          <table:table-cell table:style-name="ce26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7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5"/>
          <table:table-cell table:style-name="ce22" table:number-columns-repeated="2"/>
          <table:table-cell table:style-name="ce3" table:number-columns-repeated="248"/>
          <table:table-cell table:style-name="ce5"/>
        </table:table-row>
        <table:table-row table:style-name="ro7">
          <table:table-cell table:style-name="ce3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8" office:value-type="string">
            <text:p>Create new test file: Bugs_v1_1_6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3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9" office:value-type="string">
            <text:p>Create Bugs_v1_1_5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9" office:value-type="string">
            <text:p>Create Bugs_v1_1_4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3"/>
          <table:table-cell table:style-name="ce5"/>
          <table:table-cell table:style-name="ce1" table:number-columns-repeated="247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30"/>
          <table:table-cell table:style-name="ce37" office:value-type="string">
            <text:p>Nhung.Vu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4" office:value-type="string">
            <text:p>24-My-2012</text:p>
          </table:table-cell>
          <table:table-cell table:style-name="ce24" office:value-type="string">
            <text:p>1.4</text:p>
          </table:table-cell>
          <table:table-cell table:style-name="ce30" office:value-type="string">
            <text:p>Create Bugs_v1_1_9 sheet</text:p>
          </table:table-cell>
          <table:table-cell table:style-name="ce37" office:value-type="string">
            <text:p>Hang.Nguyen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style-name="ce44"/>
          <table:covered-table-cell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style-name="ce51"/>
          <table:covered-table-cell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872];[.$L1])" office:value-type="float" office:value="0">
            <text:p>0</text:p>
          </table:table-cell>
          <table:table-cell table:style-name="ce92" table:formula="of:=COUNTIF([.N$7:.N$872];[.$L1])" office:value-type="float" office:value="0">
            <text:p>0</text:p>
          </table:table-cell>
          <table:table-cell table:style-name="ce92" table:formula="of:=COUNTIF([.O$7:.O$872];[.$L1])" office:value-type="float" office:value="0">
            <text:p>0</text:p>
          </table:table-cell>
          <table:table-cell table:style-name="ce92" table:formula="of:=COUNTIF([.P$7:.P$872];[.$L1])" office:value-type="float" office:value="0">
            <text:p>0</text:p>
          </table:table-cell>
          <table:table-cell table:style-name="ce92" table:formula="of:=COUNTIF([.Q$7:.Q$872];[.$L1])" office:value-type="float" office:value="0">
            <text:p>0</text:p>
          </table:table-cell>
          <table:table-cell table:style-name="ce92" table:formula="of:=COUNTIF([.R$7:.R$872];[.$L1])" office:value-type="float" office:value="0">
            <text:p>0</text:p>
          </table:table-cell>
          <table:table-cell table:style-name="ce92" table:formula="of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872];[.$L2])" office:value-type="float" office:value="0">
            <text:p>0</text:p>
          </table:table-cell>
          <table:table-cell table:style-name="ce92" table:formula="of:=COUNTIF([.N$7:.N$872];[.$L2])" office:value-type="float" office:value="0">
            <text:p>0</text:p>
          </table:table-cell>
          <table:table-cell table:style-name="ce92" table:formula="of:=COUNTIF([.O$7:.O$872];[.$L2])" office:value-type="float" office:value="0">
            <text:p>0</text:p>
          </table:table-cell>
          <table:table-cell table:style-name="ce92" table:formula="of:=COUNTIF([.P$7:.P$872];[.$L2])" office:value-type="float" office:value="0">
            <text:p>0</text:p>
          </table:table-cell>
          <table:table-cell table:style-name="ce92" table:formula="of:=COUNTIF([.Q$7:.Q$872];[.$L2])" office:value-type="float" office:value="0">
            <text:p>0</text:p>
          </table:table-cell>
          <table:table-cell table:style-name="ce92" table:formula="of:=COUNTIF([.R$7:.R$872];[.$L2])" office:value-type="float" office:value="0">
            <text:p>0</text:p>
          </table:table-cell>
          <table:table-cell table:style-name="ce92" table:formula="of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4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872];[.$L3])" office:value-type="float" office:value="0">
            <text:p>0</text:p>
          </table:table-cell>
          <table:table-cell table:style-name="ce92" table:formula="of:=COUNTIF([.N$7:.N$872];[.$L3])" office:value-type="float" office:value="0">
            <text:p>0</text:p>
          </table:table-cell>
          <table:table-cell table:style-name="ce92" table:formula="of:=COUNTIF([.O$7:.O$872];[.$L3])" office:value-type="float" office:value="0">
            <text:p>0</text:p>
          </table:table-cell>
          <table:table-cell table:style-name="ce92" table:formula="of:=COUNTIF([.P$7:.P$872];[.$L3])" office:value-type="float" office:value="0">
            <text:p>0</text:p>
          </table:table-cell>
          <table:table-cell table:style-name="ce92" table:formula="of:=COUNTIF([.Q$7:.Q$872];[.$L3])" office:value-type="float" office:value="0">
            <text:p>0</text:p>
          </table:table-cell>
          <table:table-cell table:style-name="ce92" table:formula="of:=COUNTIF([.R$7:.R$872];[.$L3])" office:value-type="float" office:value="0">
            <text:p>0</text:p>
          </table:table-cell>
          <table:table-cell table:style-name="ce92" table:formula="of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0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872];[.$L4])" office:value-type="float" office:value="0">
            <text:p>0</text:p>
          </table:table-cell>
          <table:table-cell table:style-name="ce92" table:formula="of:=COUNTIF([.N$7:.N$872];[.$L4])" office:value-type="float" office:value="0">
            <text:p>0</text:p>
          </table:table-cell>
          <table:table-cell table:style-name="ce92" table:formula="of:=COUNTIF([.O$7:.O$872];[.$L4])" office:value-type="float" office:value="0">
            <text:p>0</text:p>
          </table:table-cell>
          <table:table-cell table:style-name="ce92" table:formula="of:=COUNTIF([.P$7:.P$872];[.$L4])" office:value-type="float" office:value="0">
            <text:p>0</text:p>
          </table:table-cell>
          <table:table-cell table:style-name="ce92" table:formula="of:=COUNTIF([.Q$7:.Q$872];[.$L4])" office:value-type="float" office:value="0">
            <text:p>0</text:p>
          </table:table-cell>
          <table:table-cell table:style-name="ce92" table:formula="of:=COUNTIF([.R$7:.R$872];[.$L4])" office:value-type="float" office:value="0">
            <text:p>0</text:p>
          </table:table-cell>
          <table:table-cell table:style-name="ce92" table:formula="of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872];[.$L5])" office:value-type="float" office:value="0">
            <text:p>0</text:p>
          </table:table-cell>
          <table:table-cell table:style-name="ce92" table:formula="of:=COUNTIF([.N$7:.N$872];[.$L5])" office:value-type="float" office:value="0">
            <text:p>0</text:p>
          </table:table-cell>
          <table:table-cell table:style-name="ce92" table:formula="of:=COUNTIF([.O$7:.O$872];[.$L5])" office:value-type="float" office:value="0">
            <text:p>0</text:p>
          </table:table-cell>
          <table:table-cell table:style-name="ce92" table:formula="of:=COUNTIF([.P$7:.P$872];[.$L5])" office:value-type="float" office:value="0">
            <text:p>0</text:p>
          </table:table-cell>
          <table:table-cell table:style-name="ce92" table:formula="of:=COUNTIF([.Q$7:.Q$872];[.$L5])" office:value-type="float" office:value="0">
            <text:p>0</text:p>
          </table:table-cell>
          <table:table-cell table:style-name="ce92" table:formula="of:=COUNTIF([.R$7:.R$872];[.$L5])" office:value-type="float" office:value="0">
            <text:p>0</text:p>
          </table:table-cell>
          <table:table-cell table:style-name="ce92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6" table:number-columns-repeated="211"/>
          <table:table-cell table:style-name="ce97" table:number-columns-repeated="26"/>
        </table:table-row>
        <table:table-row table:style-name="ro10">
          <table:table-cell table:style-name="ce68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3">Find </text:span><text:span text:style-name="T3">People</text:span></text:p>
            <text:p><text:span text:style-name="T4">- Click on icon 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89" office:value-type="string">
            <text:p>Show message "demo is now connected with john"</text:p>
          </table:table-cell>
          <table:table-cell table:style-name="ce94" table:number-columns-repeated="8"/>
          <table:table-cell table:number-columns-repeated="237"/>
        </table:table-row>
        <table:table-row table:style-name="ro11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3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3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 table:number-columns-repeated="8"/>
          <table:table-cell table:style-name="ce85" table:number-columns-repeated="237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7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3">Find </text:span><text:span text:style-name="T3">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3">My Status</text:span> button</text:p>
            <text:p>- Click on <text:span text:style-name="T3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3">Connection</text:span> button</text:p>
          </table:table-cell>
          <table:table-cell table:style-name="ce84" office:value-type="string">
            <text:p>Activities create by demo are show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91" office:value-type="string">
            <text:p>Accepting an invitation clears the connection list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4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3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3">My Network 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3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5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5])" office:value-type="float" office:value="7" table:number-columns-spanned="3" table:number-rows-spanned="1">
            <text:p>7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6" table:number-columns-repeated="211"/>
          <table:table-cell table:style-name="ce97" table:number-columns-repeated="26"/>
        </table:table-row>
        <table:table-row table:style-name="ro15">
          <table:table-cell table:style-name="ce68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89" office:value-type="string">
            <text:p>Don't update new space on menu</text:p>
          </table:table-cell>
          <table:table-cell table:style-name="ce94" table:number-columns-repeated="8"/>
          <table:table-cell table:number-columns-repeated="237"/>
        </table:table-row>
        <table:table-row table:style-name="ro16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7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3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7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3">Space Setting</text:span> tab</text:p>
            <text:p>- Click on <text:span text:style-name="T3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7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3">My Spaces → Invitation</text:span></text:p>
            <text:p>- Click on <text:span text:style-name="T3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8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f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9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5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8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9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3">Space Setting</text:span> tab</text:p>
            <text:p>- Click on <text:span text:style-name="T3">Application</text:span></text:p>
            <text:p>- Click <text:span text:style-name="T3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8">
          <table:table-cell table:style-name="ce6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f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f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9"/>
          <table:table-cell table:style-name="ce85" table:number-columns-repeated="237"/>
        </table:table-row>
        <table:table-row table:style-name="ro19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f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3">Space Setting</text:span> →<text:span text:style-name="T3"> Member</text:span></text:p>
            <text:p><text:span text:style-name="T4">- Click on </text:span><text:span text:style-name="T3">Make Leader</text:span><text:span text:style-name="T4"> 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9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f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3"> My Profile</text:span></text:p>
            <text:p><text:span text:style-name="T4">- Click on Change Avatar link</text:span></text:p>
            <text:p><text:span text:style-name="T4">- Browse an image file and click on Confirm </text:span><text:span text:style-name="T4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20">
          <table:table-cell table:style-name="ce6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f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5">- Move mouse to user's name at the top-right and </text:span><text:span text:style-name="T5">select</text:span><text:span text:style-name="T6"> My Profile</text:span></text:p>
            <text:p><text:span text:style-name="T7">- Click on Change Avatar link</text:span></text:p>
            <text:p><text:span text:style-name="T7">- Browse an image file (not the same with space </text:span><text:span text:style-name="T7">creator) and click 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f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69" office:value-type="float" office:value="1">
            <text:p>1.00</text:p>
          </table:table-cell>
          <table:table-cell table:style-name="ce82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8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f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f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f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98" office:value-type="string">
            <text:p>Step 4: Check the displaying of Space</text:p>
          </table:table-cell>
          <table:table-cell table:style-name="ce98" office:value-type="string">
            <text:p>- Still log in with demo</text:p>
            <text:p>- Select new space</text:p>
          </table:table-cell>
          <table:table-cell table:style-name="ce98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69" office:value-type="float" office:value="1">
            <text:p>1.00</text:p>
          </table:table-cell>
          <table:table-cell table:style-name="ce82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98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6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f:=[.B33]" office:value-type="string" office:string-value="REG_PLF305_SOC_007">
            <text:p>REG_PLF305_SOC_007</text:p>
          </table:table-cell>
          <table:table-cell table:style-name="ce98" office:value-type="string">
            <text:p>Share link while add activity</text:p>
          </table:table-cell>
          <table:table-cell table:style-name="ce98" office:value-type="string">
            <text:p>Step 2: Share link while add activity</text:p>
          </table:table-cell>
          <table:table-cell table:style-name="ce9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8" office:value-type="string">
            <text:p>Link is shared</text:p>
          </table:table-cell>
          <table:table-cell table:style-name="ce98" office:value-type="string">
            <text:p>High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71" office:value-type="string">
            <text:p>TEST CASES</text:p>
          </table:table-cell>
          <table:table-cell table:style-name="ce105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72"/>
          <table:table-cell table:style-name="ce76"/>
          <table:table-cell table:style-name="ce72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0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6 for regression test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3" office:value-type="string">
            <text:p>Total Main Cases:</text:p>
          </table:table-cell>
          <table:table-cell table:style-name="ce78" table:formula="of:=MAX([.A7:.A904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27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18">
          <table:table-cell table:style-name="ce101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27" table:number-columns-repeated="8"/>
          <table:table-cell table:number-columns-repeated="237"/>
        </table:table-row>
        <table:table-row table:style-name="ro17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6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2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02" office:value-type="float" office:value="1">
            <text:p>1.00</text:p>
          </table:table-cell>
          <table:table-cell table:style-name="ce82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50" office:value-type="string">
            <text:p>REG_PLF306_SOC_002</text:p>
          </table:table-cell>
          <table:table-cell table:style-name="ce10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f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19">
          <table:table-cell table:style-name="ce101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3">Jack Miller</text:span></text:p>
            <text:p>- Click <text:span text:style-name="T3">Change Language </text:span></text:p>
            <text:p>- Select <text:span text:style-name="T3">French</text:span><text:span text:style-name="T4"> &gt;</text:span><text:span text:style-name="T3"> </text:span><text:span text:style-name="T4">click button</text:span><text:span text:style-name="T3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131" table:number-columns-repeated="8"/>
          <table:table-cell table:number-columns-repeated="237"/>
        </table:table-row>
        <table:table-row table:style-name="ro15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10">- Click </text:span><text:span text:style-name="T9">My Activities</text:span></text:p>
          </table:table-cell>
          <table:table-cell table:style-name="ce129" office:value-type="string">
            <text:p><text:span text:style-name="T8">- My Activities page is well translated in French</text:span></text:p>
            <text:p><text:span text:style-name="T8"><text:s text:c="2"/></text:span><text:span text:style-name="T8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9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on </text:span><text:span text:style-name="T9">Find People</text:span></text:p>
            <text:p><text:span text:style-name="T8">- Click on </text:span><text:span text:style-name="T9">M</text:span><text:span text:style-name="T8"> character</text:span></text:p>
            <text:p><text:span text:style-name="T8">- Click on </text:span><text:span text:style-name="T9">Mary Williams</text:span></text:p>
          </table:table-cell>
          <table:table-cell table:style-name="ce129" office:value-type="string">
            <text:p><text:span text:style-name="T8">- Find People page is well translated in French</text:span></text:p>
            <text:p><text:span text:style-name="T8"><text:s text:c="2"/></text:span><text:span text:style-name="T8">+ All is Tous</text:span></text:p>
            <text:p><text:span text:style-name="T8"><text:s text:c="2"/></text:span><text:span text:style-name="T8">+ Gender is Sexe</text:span></text:p>
            <text:p><text:span text:style-name="T8">- Activities page is well translated in French</text:span></text:p>
            <text:p><text:span text:style-name="T8"><text:s text:c="2"/></text:span><text:span text:style-name="T8">+ <text:s/>User Activities is Les activités d'utilisateur</text:span></text:p>
            <text:p><text:span text:style-name="T8"><text:s text:c="2"/></text:span><text:span text:style-name="T8">+ Display a line "Il n'y a 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4">- Click on </text:span><text:span text:style-name="T3">Profil </text:span><text:span text:style-name="T4">of Mary 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3">Contacts</text:span><text:span text:style-name="T4"> of 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8"><text:s text:c="2"/></text:span><text:span text:style-name="T8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08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3">My Spaces &gt; Find Spaces</text:span></text:p>
            <text:p><text:span text:style-name="T4">- Click </text:span><text:span text:style-name="T3">Add New Spaces</text:span></text:p>
            <text:p><text:span text:style-name="T4">- Input valid all value with name is Space1</text:span></text:p>
            <text:p><text:span text:style-name="T4">- Click </text:span><text:span text:style-name="T3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</text:span><text:span text:style-name="T9">Change Language </text:span></text:p>
            <text:p><text:span text:style-name="T8">- Select </text:span><text:span text:style-name="T9">French</text:span><text:span text:style-name="T11"> &gt;</text:span><text:span text:style-name="T9"> </text:span><text:span text:style-name="T11">click button</text:span><text:span text:style-name="T9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8">
          <table:table-cell table:style-name="ce117"/>
          <table:table-cell table:style-name="ce50" office:value-type="string">
            <text:p>REG_PLF307_SOC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3">Trouver des 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3">Space1</text:span> in Space list</text:p>
            <text:p>- Click on <text:span text:style-name="T3">J'aime</text:span> of demo's post</text:p>
            <text:p>- Click on <text:span text:style-name="T3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3">Space Settings</text:span></text:p>
          </table:table-cell>
          <table:table-cell table:style-name="ce84" office:value-type="string">
            <text:p>- <text:span text:style-name="T4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9">
          <table:table-cell table:style-name="ce11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f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3">Visibilité</text:span> tab</text:p>
          </table:table-cell>
          <table:table-cell table:style-name="ce129" office:value-type="string">
            <text:p><text:span text:style-name="T4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3">Membres</text:span> tab</text:p>
          </table:table-cell>
          <table:table-cell table:style-name="ce129" office:value-type="string">
            <text:p><text:span text:style-name="T4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f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3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3">Navigation 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01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5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131" table:number-columns-repeated="8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1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5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35" office:value-type="string">
            <text:p>Step 2: Add new space private with name “test 2”</text:p>
          </table:table-cell>
          <table:table-cell table:style-name="ce1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4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5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132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t any updates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9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9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4" table:number-columns-spanned="3" table:number-rows-spanned="1">
            <text:p>4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25">
          <table:table-cell table:style-name="ce101" office:value-type="float" office:value="1">
            <text:p>1.00</text:p>
          </table:table-cell>
          <table:table-cell table:style-name="ce46" office:value-type="string">
            <text:p>REG_PLF309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84" office:value-type="string">
            <text:p>Step 1: Attack link by XSS</text:p>
          </table:table-cell>
          <table:table-cell table:style-name="ce84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84" office:value-type="string">
            <text:p>- Attach a link successfully</text:p>
            <text:p>- Share link is OK and show title is XSS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8</text:p>
            <text:p>CCP-1243</text:p>
            <text:p><text:span text:style-name="T5"/></text:p>
          </table:table-cell>
          <table:table-cell table:style-name="ce84" office:value-type="string">
            <text:p>Possible XSS attack by adding new activity stream</text:p>
          </table:table-cell>
          <table:table-cell table:style-name="ce131" table:number-columns-repeated="8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0" office:value-type="string">
            <text:p>REG_PLF308_SOC_002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2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29" office:value-type="string">
            <text:p>Step 1: Add new space</text:p>
          </table:table-cell>
          <table:table-cell table:style-name="ce129" office:value-type="string">
            <text:p>- Add new space</text:p>
            <text:p/>
          </table:table-cell>
          <table:table-cell table:style-name="ce129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9</text:p>
            <text:p>CCP-1261</text:p>
            <text:p><text:span text:style-name="T5"/></text:p>
          </table:table-cell>
          <table:table-cell table:style-name="ce114" office:value-type="string">
            <text:p>Some characters and spaces are not formatted in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2: add a post or an answer that contains some characters</text:p>
          </table:table-cell>
          <table:table-cell table:style-name="ce12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3: Check on activity stream</text:p>
          </table:table-cell>
          <table:table-cell table:style-name="ce84" office:value-type="string">
            <text:p>- Go to Acitivy</text:p>
          </table:table-cell>
          <table:table-cell table:style-name="ce84" office:value-type="string">
            <text:p>- The post is displayed well </text:p>
          </table:table-cell>
          <table:table-cell table:style-name="ce84" office:value-type="string">
            <text:p>High</text:p>
          </table:table-cell>
          <table:table-cell table:number-columns-repeated="2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50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1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135" office:value-type="string">
            <text:p>Step 1: Add new space with Arabic language</text:p>
          </table:table-cell>
          <table:table-cell table:style-name="ce135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532</text:p>
            <text:p>CCP-1220</text:p>
            <text:p><text:span text:style-name="T5"/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1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Arabic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REG_PLF308_SOC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135" office:value-type="string">
            <text:p>Step 1: Add new space with French language</text:p>
          </table:table-cell>
          <table:table-cell table:style-name="ce135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1">
          <table:table-cell table:style-name="ce11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French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50" table:default-cell-style-name="Default"/>
        <table:table-column table:style-name="co8" table:default-cell-style-name="Default"/>
        <table:table-row table:style-name="ro26">
          <table:table-cell table:style-name="ce136" office:value-type="string" table:number-columns-spanned="4" table:number-rows-spanned="2">
            <text:p>SOC Regression Tests List</text:p>
          </table:table-cell>
          <table:covered-table-cell table:style-name="ce136"/>
          <table:covered-table-cell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51"/>
        </table:table-row>
        <table:table-row table:style-name="ro26">
          <table:covered-table-cell table:style-name="ce137"/>
          <table:covered-table-cell table:style-name="ce137"/>
          <table:covered-table-cell table:style-name="ce137"/>
          <table:covered-table-cell table:style-name="ce149"/>
          <table:covered-table-cell table:style-name="ce155"/>
          <table:table-cell table:style-name="ce162" table:number-columns-repeated="251"/>
        </table:table-row>
        <table:table-row table:style-name="ro27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style-name="ce144"/>
          <table:covered-table-cell table:style-name="ce144"/>
          <table:covered-table-cell table:style-name="ce150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1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6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7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62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160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60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60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style-name="ce145"/>
          <table:covered-table-cell table:style-name="ce144"/>
          <table:covered-table-cell table:style-name="ce56"/>
          <table:covered-table-cell table:style-name="ce160"/>
          <table:table-cell table:style-name="ce162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160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60" table:formula="of:=SUMPRODUCT(([Bugs_v1_1_9.B$5:Bugs_v1_1_9.B$1042]=[.$A28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160" table:formula="of:=SUMPRODUCT(([Bugs_v1_1_9.B$5:Bugs_v1_1_9.B$1042]=[.$A29])*([Bugs_v1_1_9.A$5:Bugs_v1_1_9.A$1042]&lt;&gt;&quot;&quot;))" office:value-type="float" office:value="2">
            <text:p>2</text:p>
          </table:table-cell>
          <table:table-cell table:style-name="ce162" table:number-columns-repeated="251"/>
        </table:table-row>
        <table:table-row table:style-name="ro14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f:=SUM([.E4:.E21])" office:value-type="float" office:value="15">
            <text:p>15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 table:number-rows-repeated="65510">
          <table:table-cell table:style-name="ce143" table:number-columns-repeated="250"/>
          <table:table-cell table:style-name="ce162" table:number-columns-repeated="6"/>
        </table:table-row>
        <table:table-row table:style-name="ro1" table:number-rows-repeated="98303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11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11:25:18</dc:date>
    <meta:print-date>2008-06-17T00:45:47</meta:print-date>
    <dc:language>en-US</dc:language>
    <meta:editing-cycles>1045</meta:editing-cycles>
    <meta:editing-duration>PT378H21M03S</meta:editing-duration>
    <dc:creator>exoplatform </dc:creator>
    <meta:document-statistic meta:table-count="9" meta:cell-count="1360" meta:object-count="1"/>
    <meta:user-defined meta:name="Info 1"/>
    <meta:user-defined meta:name="Info 2"/>
    <meta:user-defined meta:name="Info 3"/>
    <meta:user-defined meta:name="Info 4"/>
  </office:meta>
</office:document-meta>
</file>